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2f3" officeooo:paragraph-rsid="0005d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personal access token:</text:p>
      <text:p text:style-name="P1"/>
      <text:p text:style-name="P1">ghp_tAYfNoe2O7DDNUyflVPAdUFO5Q28174HZV5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20:09:54.971716176</meta:creation-date>
    <dc:date>2021-12-12T20:10:30.950670623</dc:date>
    <meta:editing-duration>PT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66" meta:non-whitespace-character-count="63"/>
  </office:meta>
</office:document-meta>
</file>